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ache size</text:p>
          </table:table-cell>
          <table:table-cell office:value-type="string">
            <text:p>Tstamp/LTrees</text:p>
          </table:table-cell>
          <table:table-cell>
            <draw:frame table:end-cell-address="Tabelle1.J21" table:end-x="0.293cm" table:end-y="0.048cm" draw:z-index="0" draw:style-name="gr1" draw:text-style-name="P1" svg:width="15.999cm" svg:height="8.999cm" svg:x="0.101cm" svg:y="0.1cm">
              <draw:object draw:notify-on-update-of-ranges="Tabelle1.A2:Tabelle1.A6 Tabelle1.B2:Tabelle1.B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.35">
            <text:p>1.35</text:p>
          </table:table-cell>
          <table:table-cell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.79">
            <text:p>1.79</text:p>
          </table:table-cell>
          <table:table-cell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2.64">
            <text:p>2.64</text:p>
          </table:table-cell>
          <table:table-cell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3.52">
            <text:p>3.52</text:p>
          </table:table-cell>
          <table:table-cell/>
        </table:table-row>
        <table:table-row table:style-name="ro2">
          <table:table-cell office:value-type="float" office:value="15000">
            <text:p>15000</text:p>
          </table:table-cell>
          <table:table-cell office:value-type="float" office:value="4">
            <text:p>4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20:08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9:56:50.29</meta:creation-date>
    <dc:date>2012-11-06T20:08:39.63</dc:date>
    <meta:editing-duration>PT11M59S</meta:editing-duration>
    <meta:editing-cycles>1</meta:editing-cycles>
    <meta:document-statistic meta:table-count="3" meta:cell-count="12" meta:object-count="1"/>
    <meta:generator>OpenOffice.org/3.4.1$Win32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22cm" svg:y="4.188cm" style:legend-expansion="high" chart:style-name="ch2"/>
        <chart:plot-area chart:style-name="ch3" table:cell-range-address="Tabelle1.A2:Tabelle1.B6" svg:x="0.77cm" svg:y="0.855cm" svg:width="12.512cm" svg:height="7.545cm">
          <chartooo:coordinate-region svg:x="1.497cm" svg:y="1.067cm" svg:width="11.321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6" chart:class="chart:scatter">
            <chart:domain table:cell-range-address="Tabelle1.A2:Tabelle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A2:Tabelle1.A6</svg:desc>
                </draw:g>
              </table:table-cell>
              <table:table-cell office:value-type="float" office:value="1.35">
                <text:p>1.35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">
                <text:p>500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0">
                <text:p>150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